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14.46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50.38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color="#cccccc"/>
    </style:style>
    <style:style style:name="ce4" style:family="table-cell" style:parent-style-name="Default">
      <style:text-properties fo:color="#eeeeee"/>
    </style:style>
    <style:style style:name="ce5" style:family="table-cell" style:parent-style-name="Default">
      <style:text-properties fo:color="#eeeee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>
      <style:text-properties style:use-window-font-color="tru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Observations</text:p>
          </table:table-cell>
          <table:table-cell table:style-name="ce1" office:value-type="string" calcext:value-type="string">
            <text:p>1st Read Comment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104">
            <text:p>graph grammar, parsing</text:p>
          </table:table-cell>
          <table:table-cell table:style-name="ce2" office:value-type="string" calcext:value-type="string" table:number-columns-spanned="1" table:number-rows-spanned="16">
            <text:p>IE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ieeexplore.ieee.org/document/4410422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s://ieeexplore.ieee.org/document/6963105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pplication of EGG to graph transformati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ttps://ieeexplore.ieee.org/document/6046868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rallel Communicating Graph Grammars, Reference to NLC</text:p>
          </table:table-cell>
          <table:table-cell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ttps://ieeexplore.ieee.org/document/1509513/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important parse algorithm. LGG, RGG, RGG+</text:p>
          </table:table-cell>
          <table:table-cell table:style-name="ce1" table:number-columns-repeated="1017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ttps://ieeexplore.ieee.org/document/1372305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olinomial time parser for graphs with spatial information (2D, i.e. north-east…)</text:p>
          </table:table-cell>
          <table:table-cell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ttps://ieeexplore.ieee.org/document/795908/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Context-sensitive graph grammar with non-terminal nodes and edges. Good formalization and discussion. </text:p>
          </table:table-cell>
          <table:table-cell table:style-name="ce1"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ttps://ieeexplore.ieee.org/document/5751774/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Improvement of Schür, parsing, classification, evaluation, good review</text:p>
          </table:table-cell>
          <table:table-cell table:style-name="ce1" table:number-columns-repeated="1017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https://ieeexplore.ieee.org/document/4031903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imple way to define embedding(connection instructions)</text:p>
          </table:table-cell>
          <table:table-cell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ttps://ieeexplore.ieee.org/document/7395225/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XML Based</text:p>
          </table:table-cell>
          <table:table-cell table:style-name="ce1" table:number-columns-repeated="1017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ttps://ieeexplore.ieee.org/document/1544932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ttps://ieeexplore.ieee.org/document/8129648/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https://ieeexplore.ieee.org/document/801202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ice syntax and semantics definition of their graph grammar. Ni<text:span text:style-name="T1">ce application on Flow Graphs</text:span>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ttps://ieeexplore.ieee.org/document/6065296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pplication of GG on the Recognition of graph formulae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https://ieeexplore.ieee.org/document/812390/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https://ieeexplore.ieee.org/document/874374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rsability!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ttps://ieeexplore.ieee.org/document/6933050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ptimization of the search for production rules during parsing of Rekers-Schürr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7">
            <text:p>Science Direc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www.sciencedirect.com/science/article/pii/S1574013716301009</text:p>
          </table:table-cell>
          <table:table-cell office:value-type="string" calcext:value-type="string">
            <text:p>WANT</text:p>
          </table:table-cell>
          <table:table-cell table:number-columns-repeated="1019"/>
        </table:table-row>
        <table:table-row table:style-name="ro1">
          <table:covered-table-cell table:number-columns-repeated="2" table:style-name="ce3"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https://www.sciencedirect.com/science/article/pii/S1877750314000283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sciencedirect.com/science/article/pii/S1045926X15300604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Convey of GG theory to TGGs</text:p>
          </table:table-cell>
          <table:table-cell table:number-columns-repeated="1018"/>
        </table:table-row>
        <table:table-row table:style-name="ro1">
          <table:covered-table-cell table:number-columns-repeated="2"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https://www.sciencedirect.com/science/article/pii/S0304397512001909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Apex-NLC</text:p>
          </table:table-cell>
          <table:table-cell table:style-name="ce1" table:number-columns-repeated="1017"/>
        </table:table-row>
        <table:table-row table:style-name="ro1">
          <table:covered-table-cell table:number-columns-repeated="2"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https://www.sciencedirect.com/science/article/pii/S0167865508000937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https://www.sciencedirect.com/science/article/pii/S0304397597002120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Properties of NLC, complexity classes</text:p>
          </table:table-cell>
          <table:table-cell table:style-name="ce1" table:number-columns-repeated="1017"/>
        </table:table-row>
        <table:table-row table:style-name="ro1">
          <table:covered-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ttps://www.sciencedirect.com/science/article/pii/S0167865506002522</text:p>
          </table:table-cell>
          <table:table-cell office:value-type="string" calcext:value-type="string">
            <text:p>WANT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https://www.sciencedirect.com/science/article/pii/S1045926X13000451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Frank, TGGs with context</text:p>
          </table:table-cell>
          <table:table-cell table:number-columns-repeated="1018"/>
        </table:table-row>
        <table:table-row table:style-name="ro1">
          <table:covered-table-cell table:number-columns-repeated="2" table:style-name="ce3"/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https://www.sciencedirect.com/science/article/pii/S1045926X07000778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sciencedirect.com/science/article/pii/S003132031000342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djacency graphs and an application in the recognition of skecthe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https://www.sciencedirect.com/science/article/pii/S1477842415000287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Simplify Gg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https://www.sciencedirect.com/science/article/pii/S003132030500025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https://www.sciencedirect.com/science/article/pii/S0164121208001593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 table:style-name="ce1"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https://www.sciencedirect.com/science/article/pii/S0304397510002550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Star Grammars</text:p>
          </table:table-cell>
          <table:table-cell table:style-name="ce1" table:number-columns-repeated="1017"/>
        </table:table-row>
        <table:table-row table:style-name="ro1">
          <table:covered-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sciencedirect.com/science/article/pii/S187705091501734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pplication of AGG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https://www.sciencedirect.com/science/article/pii/S1045926X10000741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Parsing with functional programming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https://www.sciencedirect.com/science/article/pii/S0304397518301750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Lexicalization of Tree Grammars</text:p>
          </table:table-cell>
          <table:table-cell table:number-columns-repeated="1018"/>
        </table:table-row>
        <table:table-row table:style-name="ro1">
          <table:covered-table-cell table:number-columns-repeated="2" table:style-name="ce1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https://www.sciencedirect.com/science/article/pii/S1571066106000417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Application of Hyperedge replacement grammar (hypergraph or HRG) to the definition of a VL‘s syntax</text:p>
          </table:table-cell>
          <table:table-cell table:style-name="ce1"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https://www.sciencedirect.com/science/article/pii/S1045926X06000371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 table:style-name="ce4"/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https://www.sciencedirect.com/science/article/pii/S1045926X05000339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 table:style-name="ce3"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https://www.sciencedirect.com/science/article/pii/S0022000017302866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 table:style-name="ce4"/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https://www.sciencedirect.com/science/article/pii/S1045926X14001141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https://www.sciencedirect.com/science/article/pii/S157106610800244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 poor idea of transformation ad-hoc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https://www.sciencedirect.com/science/article/pii/S157106610500182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reating an Eclipse model editor in term of AGG graph grammar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sciencedirect.com/science/article/pii/S157106610900090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mpositionality of transformations, application in the transformation UMLActivities2CSP</text:p>
          </table:table-cell>
          <table:table-cell table:number-columns-repeated="1017"/>
        </table:table-row>
        <table:table-row table:style-name="ro1">
          <table:covered-table-cell table:number-columns-repeated="2"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https://www.sciencedirect.com/science/article/pii/S1045926X15000701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https://www.sciencedirect.com/science/article/pii/S016412121500120X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Taxonomy for Graph Transformations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9">
            <text:p>AC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ttps://dl.acm.org/citation.cfm?id=319180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GG</text:p>
          </table:table-cell>
          <table:table-cell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https://dl.acm.org/citation.cfm?id=1165739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SGG extension from s_04</text:p>
          </table:table-cell>
          <table:table-cell table:style-name="ce1" table:number-columns-repeated="1017"/>
        </table:table-row>
        <table:table-row table:style-name="ro1">
          <table:covered-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https://dl.acm.org/citation.cfm?id=32264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 <text:span text:style-name="T2">(</text:span>Too old<text:span text:style-name="T2">)</text:span>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https://dl.acm.org/citation.cfm?id=7546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https://dl.acm.org/citation.cfm?id=3105983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Partial precedence. Enhancement of parsing efficiency</text:p>
          </table:table-cell>
          <table:table-cell table:style-name="ce1" table:number-columns-repeated="1017"/>
        </table:table-row>
        <table:table-row table:style-name="ro1">
          <table:covered-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ttps://dl.acm.org/citation.cfm?id=81154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near parsing, context-free, table-based algorithm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ttps://dl.acm.org/citation.cfm?id=51295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https://dl.acm.org/citation.cfm?id=98060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https://dl.acm.org/citation.cfm?id=116411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49">
            <text:p>Spring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ttps://link.springer.com/chapter/10.1007/978-3-319-25751-8_5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op-Down parsing of context-free language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https://link.springer.com/chapter/10.1007/978-1-4419-0312-9_8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fficiency</text:p>
          </table:table-cell>
          <table:table-cell table:number-columns-repeated="1018"/>
        </table:table-row>
        <table:table-row table:style-name="ro1">
          <table:covered-table-cell table:number-columns-repeated="2" table:style-name="ce3"/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https://link.springer.com/chapter/10.1007/978-0-387-68257-0_2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 table:style-name="ce3"/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https://link.springer.com/chapter/10.1007/978-1-4615-0457-3_1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https://link.springer.com/article/10.1007/s10270-013-0380-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https://link.springer.com/chapter/10.1007/BFb005232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https://link.springer.com/chapter/10.1007/978-3-319-61470-0_7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Shift-reduce LR graph language</text:p>
          </table:table-cell>
          <table:table-cell table:style-name="ce1"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https://link.springer.com/chapter/10.1007/978-1-4612-1676-6_2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https://link.springer.com/chapter/10.1007/978-1-4612-1676-6_5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LR Grammars</text:p>
          </table:table-cell>
          <table:table-cell table:number-columns-repeated="1018"/>
        </table:table-row>
        <table:table-row table:style-name="ro1">
          <table:covered-table-cell table:number-columns-repeated="2" table:style-name="ce3"/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https://link.springer.com/chapter/10.1007/978-0-387-68257-0_3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 table:style-name="ce5"/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https://link.springer.com/chapter/10.1007/978-3-642-17322-6_8</text:p>
          </table:table-cell>
          <table:table-cell table:style-name="ce7" office:value-type="string" calcext:value-type="string">
            <text:p>YES</text:p>
          </table:table-cell>
          <table:table-cell table:style-name="ce5"/>
          <table:table-cell table:style-name="ce1" office:value-type="string" calcext:value-type="string">
            <text:p>Extended TGGs with dangling edges and a look-ahead O(n^k) transformation algorithm</text:p>
          </table:table-cell>
          <table:table-cell table:style-name="ce5"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https://link.springer.com/chapter/10.1007/3-540-45523-X_3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 table:style-name="ce1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https://link.springer.com/chapter/10.1007/978-3-319-21145-9_2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Replication of 58</text:p>
          </table:table-cell>
          <table:table-cell table:style-name="ce1"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https://link.springer.com/chapter/10.1007/978-3-319-11331-9_24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Bottom-up efficient parsisng of ETPR(k) grammars edNLS graphs by analogy with LR languages</text:p>
          </table:table-cell>
          <table:table-cell table:style-name="ce1" table:number-columns-repeated="1017"/>
        </table:table-row>
        <table:table-row table:style-name="ro1">
          <table:covered-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https://link.springer.com/chapter/10.1007/978-0-387-39388-9_3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https://link.springer.com/chapter/10.1007/978-3-540-85373-2_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ttps://link.springer.com/chapter/10.1007/978-3-319-30000-9_40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NP-Conpleteness result for some context-free HRGs, polynomial parsing algorithm </text:p>
          </table:table-cell>
          <table:table-cell table:style-name="ce1" table:number-columns-repeated="1017"/>
        </table:table-row>
        <table:table-row table:style-name="ro1">
          <table:covered-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https://link.springer.com/chapter/10.1007/978-3-540-87405-8_5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teMachine2Java TGG transformati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ttps://link.springer.com/chapter/10.1007/978-3-319-61473-1_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-determinism discussion on model synchronization with TGG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https://link.springer.com/chapter/10.1007/978-3-642-04425-0_1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eoretical properties of model transformations with TGG with NAC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https://link.springer.com/chapter/10.1007/978-1-4612-1676-6_7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 table:style-name="ce3"/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https://link.springer.com/chapter/10.1007/978-0-387-68257-0_8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https://link.springer.com/chapter/10.1007/978-3-319-09108-2_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atic analysis of TGG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https://link.springer.com/article/10.1007/s10270-012-0309-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mpleteness and Correctness of model synchronization based on TGGs</text:p>
          </table:table-cell>
          <table:table-cell table:number-columns-repeated="1017"/>
        </table:table-row>
        <table:table-row table:style-name="ro1">
          <table:covered-table-cell table:number-columns-repeated="2" table:style-name="ce4"/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https://link.springer.com/chapter/10.1007/11812289_12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 table:style-name="ce1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https://link.springer.com/chapter/10.1007/978-3-540-24721-0_16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Inheritance in graph grammars, meta-rules</text:p>
          </table:table-cell>
          <table:table-cell table:style-name="ce1"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https://link.springer.com/chapter/10.1007/978-3-319-74730-9_7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Extension of 64, and 58</text:p>
          </table:table-cell>
          <table:table-cell table:style-name="ce1" table:number-columns-repeated="1017"/>
        </table:table-row>
        <table:table-row table:style-name="ro1">
          <table:covered-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https://link.springer.com/chapter/10.1007/978-1-4612-1676-6_4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Language Hierarchy</text:p>
          </table:table-cell>
          <table:table-cell table:number-columns-repeated="1018"/>
        </table:table-row>
        <table:table-row table:style-name="ro1">
          <table:covered-table-cell table:number-columns-repeated="2" table:style-name="ce4"/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https://link.springer.com/chapter/10.1007/3-540-46037-3_13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 table:style-name="ce4"/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https://link.springer.com/article/10.1007/s11086-005-0042-4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https://link.springer.com/chapter/10.1007/11841883_1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yperedge replacement graph grammars for natual language and a Early-like parser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https://link.springer.com/chapter/10.1007/978-3-642-15928-2_1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unctional behavior of model transformation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https://link.springer.com/chapter/10.1007/978-3-642-38209-3_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odel composition in terms of graph transformation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https://link.springer.com/chapter/10.1007/978-3-319-42064-6_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odel synchronization with graph diagrams (transformation between more than two models)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https://link.springer.com/chapter/10.1007/978-3-540-31984-9_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rmination of graph transformations</text:p>
          </table:table-cell>
          <table:table-cell table:number-columns-repeated="1017"/>
        </table:table-row>
        <table:table-row table:style-name="ro1">
          <table:covered-table-cell table:number-columns-repeated="2" table:style-name="ce4"/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https://link.springer.com/chapter/10.1007/978-3-642-24485-8_49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Repeated 75</text:p>
          </table:table-cell>
          <table:table-cell table:style-name="ce4" table:number-columns-repeated="1018"/>
        </table:table-row>
        <table:table-row table:style-name="ro1">
          <table:covered-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https://link.springer.com/article/10.1007/s10270-012-0247-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ormal Semantics and implementations of TGG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https://link.springer.com/article/10.1007/s10270-008-0089-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odel transformation and synchronization discussi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https://link.springer.com/chapter/10.1007/978-3-319-21145-9_6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ulti-amalgamated triple graph grammar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https://link.springer.com/chapter/10.1007/978-1-4612-1676-6_6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https://link.springer.com/chapter/10.1007/978-3-642-16145-2_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https://link.springer.com/chapter/10.1007/978-3-662-55751-8_1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xicalization of context-free tree grammar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https://link.springer.com/chapter/10.1007/978-3-319-62569-0_10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 table:style-name="ce4"/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https://link.springer.com/chapter/10.1007/11767978_22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Repeated 25</text:p>
          </table:table-cell>
          <table:table-cell table:style-name="ce4" table:number-columns-repeated="1018"/>
        </table:table-row>
        <table:table-row table:style-name="ro1">
          <table:covered-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https://link.springer.com/chapter/10.1007/978-3-540-87405-8_1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troduction to the concept of kernels of rules and an example of Activity to CSP transformation with TGGs</text:p>
          </table:table-cell>
          <table:table-cell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https://link.springer.com/chapter/10.1007/978-3-540-31847-7_6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Graph Transformation with variables</text:p>
          </table:table-cell>
          <table:table-cell table:style-name="ce1" table:number-columns-repeated="1017"/>
        </table:table-row>
        <table:table-row table:style-name="ro1">
          <table:covered-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https://link.springer.com/chapter/10.1007/978-3-540-87405-8_2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https://link.springer.com/article/10.1007/PL00013320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Complexity families of eNCE languages</text:p>
          </table:table-cell>
          <table:table-cell table:style-name="ce1"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https://link.springer.com/chapter/10.1007/978-3-642-54804-8_24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Refinement of rules in TGG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19">
            <text:p>Graph grammar, nonterminal</text:p>
          </table:table-cell>
          <table:table-cell table:style-name="ce2" office:value-type="string" calcext:value-type="string" table:number-columns-spanned="1" table:number-rows-spanned="3">
            <text:p>Science Direc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ttps://www.sciencedirect.com/science/article/pii/S0304397515002674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NCE, NLC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https://www.sciencedirect.com/science/article/pii/S030439751100592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tring-regulated graph grammars. A biological view</text:p>
          </table:table-cell>
          <table:table-cell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https://www.sciencedirect.com/science/article/pii/S0304397504007170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Graph Automata</text:p>
          </table:table-cell>
          <table:table-cell table:style-name="ce1"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 table:style-name="ce1"/>
          <table:table-cell table:style-name="ce6" office:value-type="string" calcext:value-type="string" table:number-columns-spanned="1" table:number-rows-spanned="5">
            <text:p>Springer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https://link.springer.com/chapter/10.1007/978-3-540-46464-8_4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Neighborhood preserving. Discussion on the problem of node replacement</text:p>
          </table:table-cell>
          <table:table-cell table:style-name="ce1" table:number-columns-repeated="1017"/>
        </table:table-row>
        <table:table-row table:style-name="ro1">
          <table:covered-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https://link.springer.com/article/10.1007/s00224-001-1015-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eoretical carachterization of regular Gg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https://link.springer.com/chapter/10.1007/978-3-319-75396-6_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https://link.springer.com/chapter/10.1007/978-3-540-46464-8_2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-</text:p>
          </table:table-cell>
          <table:table-cell table:style-name="ce1" table:number-columns-repeated="1017"/>
        </table:table-row>
        <table:table-row table:style-name="ro1">
          <table:covered-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https://link.springer.com/chapter/10.1007/978-3-642-13089-2_5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9">
            <text:p>Google Schola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ttps://ieeexplore.ieee.org/abstract/document/238844/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rsing of multidimensional languages. O(n log n)</text:p>
          </table:table-cell>
          <table:table-cell table:number-columns-repeated="1017"/>
        </table:table-row>
        <table:table-row table:style-name="ro1">
          <table:covered-table-cell table:number-columns-repeated="2" table:style-name="ce4"/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https://www.worldscientific.com/doi/abs/10.1142/S0218001404003204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 table:style-name="ce4"/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https://ieeexplore.ieee.org/abstract/document/520826/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19"/>
        </table:table-row>
        <table:table-row table:style-name="ro1">
          <table:covered-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https://link.springer.com/chapter/10.1007/978-3-540-87405-8_2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5 Years of TGG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https://link.springer.com/chapter/10.1007/BFb000010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near time parsing of very simple grammars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https://www.sciencedirect.com/science/article/pii/S002200007180016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ir Grammars: Good example of transformations of programming languages and flowchartas and other language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https://dl.acm.org/citation.cfm?id=39944</text:p>
          </table:table-cell>
          <table:table-cell table:style-name="ce3" office:value-type="string" calcext:value-type="string">
            <text:p>CANT</text:p>
          </table:table-cell>
          <table:table-cell table:style-name="ce3" table:number-columns-repeated="1019"/>
        </table:table-row>
        <table:table-row table:style-name="ro1">
          <table:covered-table-cell table:number-columns-repeated="2" table:style-name="ce1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https://www.sciencedirect.com/science/article/pii/0031320393900839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A O(n^2) Parser for a edNLC subfamily graph grammar on the recognition of pictures</text:p>
          </table:table-cell>
          <table:table-cell table:style-name="ce1" table:number-columns-repeated="1017"/>
        </table:table-row>
        <table:table-row table:style-name="ro1">
          <table:covered-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https://www.sciencedirect.com/science/article/pii/003132038890034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 O(n^2) parser for ETL(1) languages (subfamily of edNLC)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.00.0000</text:date>, <text:time style:data-style-name="N2" text:time-value="18:33:58.8487638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09:45.891004435</meta:creation-date>
    <dc:date>2018-09-02T18:43:43.937212330</dc:date>
    <meta:editing-duration>PT20H23M20S</meta:editing-duration>
    <meta:editing-cycles>49</meta:editing-cycles>
    <meta:generator>LibreOffice/5.1.6.2$Linux_X86_64 LibreOffice_project/10m0$Build-2</meta:generator>
    <meta:document-statistic meta:table-count="1" meta:cell-count="460" meta:object-count="0"/>
  </office:meta>
</office:document-meta>
</file>